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778125cm" style:use-optimal-column-width="true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4.524375cm" style:use-optimal-column-width="true"/>
    </style:style>
    <style:style style:name="co4" style:family="table-column">
      <style:table-column-properties fo:break-before="auto" style:column-width="5.26520833333333cm" style:use-optimal-column-width="true"/>
    </style:style>
    <style:style style:name="co5" style:family="table-column">
      <style:table-column-properties fo:break-before="auto" style:column-width="5.55625cm" style:use-optimal-column-width="true"/>
    </style:style>
    <style:style style:name="co6" style:family="table-column">
      <style:table-column-properties fo:break-before="auto" style:column-width="2.06375cm" style:use-optimal-column-width="true"/>
    </style:style>
    <style:style style:name="co7" style:family="table-column">
      <style:table-column-properties fo:break-before="auto" style:column-width="15.0283333333333cm" style:use-optimal-column-width="true"/>
    </style:style>
    <style:style style:name="co8" style:family="table-column">
      <style:table-column-properties fo:break-before="auto" style:column-width="2.24895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4.31270833333333cm" style:use-optimal-column-width="true"/>
    </style:style>
    <style:style style:name="co11" style:family="table-column">
      <style:table-column-properties fo:break-before="auto" style:column-width="2.88395833333333cm" style:use-optimal-column-width="true"/>
    </style:style>
    <style:style style:name="co12" style:family="table-column">
      <style:table-column-properties fo:break-before="auto" style:column-width="3.28083333333333cm" style:use-optimal-column-width="true"/>
    </style:style>
    <style:style style:name="co13" style:family="table-column">
      <style:table-column-properties fo:break-before="auto" style:column-width="3.095625cm" style:use-optimal-column-width="true"/>
    </style:style>
    <style:style style:name="co14" style:family="table-column">
      <style:table-column-properties fo:break-before="auto" style:column-width="6.05895833333333cm" style:use-optimal-column-width="true"/>
    </style:style>
    <style:style style:name="co15" style:family="table-column">
      <style:table-column-properties fo:break-before="auto" style:column-width="2.69875cm" style:use-optimal-column-width="true"/>
    </style:style>
    <style:style style:name="co16" style:family="table-column">
      <style:table-column-properties fo:break-before="auto" style:column-width="3.4925cm" style:use-optimal-column-width="true"/>
    </style:style>
    <style:style style:name="co17" style:family="table-column">
      <style:table-column-properties fo:break-before="auto" style:column-width="3.75708333333333cm" style:use-optimal-column-width="true"/>
    </style:style>
    <style:style style:name="co18" style:family="table-column">
      <style:table-column-properties fo:break-before="auto" style:column-width="3.83645833333333cm" style:use-optimal-column-width="true"/>
    </style:style>
    <style:style style:name="co19" style:family="table-column">
      <style:table-column-properties fo:break-before="auto" style:column-width="9.78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t_3_Conversion_Fun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7" table:default-cell-style-name="ce1"/>
        <table:table-column table:style-name="co9" table:number-columns-repeated="1635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xt as Number</text:p>
          </table:table-cell>
          <table:table-cell office:value-type="string" table:style-name="ce1">
            <text:p>Date as Text</text:p>
          </table:table-cell>
          <table:table-cell office:value-type="string" table:style-name="ce2">
            <text:p>Formatted Number (TEXT)</text:p>
          </table:table-cell>
          <table:table-cell office:value-type="string" table:style-name="ce2">
            <text:p>Converted to Number (VALUE)</text:p>
          </table:table-cell>
          <table:table-cell office:value-type="string" table:style-name="ce2">
            <text:p>Converted to Date (DATEVALUE)</text:p>
          </table:table-cell>
          <table:table-cell table:style-name="ce1"/>
          <table:table-cell office:value-type="string" table:style-name="ce2">
            <text:p>1.Convert the numbers in column A into formatted text with two decimal places using the TEXT() function.</text:p>
          </table:table-cell>
          <table:table-cell table:number-columns-repeated="16377"/>
        </table:table-row>
        <table:table-row table:style-name="ro1">
          <table:table-cell office:value-type="float" office:value="1234.56" table:style-name="ce1">
            <text:p>1234.56</text:p>
          </table:table-cell>
          <table:table-cell office:value-type="float" office:value="45061" table:style-name="ce1">
            <text:p>45061</text:p>
          </table:table-cell>
          <table:table-cell table:number-columns-repeated="3" table:style-name="ce2"/>
          <table:table-cell table:style-name="ce1"/>
          <table:table-cell office:value-type="string" table:style-name="ce2">
            <text:p>2. Convert the text-formatted numbers in column A back into actual numeric values using the VALUE() function.</text:p>
            <text:p/>
            <text:p/>
          </table:table-cell>
          <table:table-cell table:number-columns-repeated="16377"/>
        </table:table-row>
        <table:table-row table:style-name="ro1">
          <table:table-cell office:value-type="float" office:value="987.65" table:style-name="ce1">
            <text:p>987.65</text:p>
          </table:table-cell>
          <table:table-cell office:value-type="float" office:value="44573" table:style-name="ce1">
            <text:p>44573</text:p>
          </table:table-cell>
          <table:table-cell table:number-columns-repeated="3" table:style-name="ce2"/>
          <table:table-cell table:style-name="ce1"/>
          <table:table-cell office:value-type="string" table:style-name="ce2">
            <text:p>3. Convert the text-formatted dates in column B into proper Excel dates using the DATEVALUE() function.</text:p>
          </table:table-cell>
          <table:table-cell table:number-columns-repeated="16377"/>
        </table:table-row>
        <table:table-row table:style-name="ro1">
          <table:table-cell office:value-type="float" office:value="4567.8900000000003" table:style-name="ce1">
            <text:p>4567.89</text:p>
          </table:table-cell>
          <table:table-cell office:value-type="float" office:value="45558" table:style-name="ce1">
            <text:p>45558</text:p>
          </table:table-cell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11" table:style-name="ro1">
          <table:table-cell table:number-columns-repeated="2"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984" table:style-name="ro1">
          <table:table-cell table:number-columns-repeated="2"/>
          <table:table-cell table:number-columns-repeated="3"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1047576" table:style-name="ro1">
          <table:table-cell table:number-columns-repeated="16384"/>
        </table:table-row>
      </table:table>
      <table:table table:name="Part_2_-_Date_Function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2"/>
          <table:table-cell office:value-type="string" table:style-name="ce2">
            <text:p>1. In an empty cell, use the TODAY() function to return the current dat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art Date</text:p>
          </table:table-cell>
          <table:table-cell office:value-type="string" table:style-name="ce1">
            <text:p>End Date</text:p>
          </table:table-cell>
          <table:table-cell table:number-columns-repeated="4" table:style-name="ce2"/>
          <table:table-cell office:value-type="string" table:style-name="ce2">
            <text:p>2. Extract the year, month, and day from the Start Date in column A.</text:p>
          </table:table-cell>
          <table:table-cell table:number-columns-repeated="16377"/>
        </table:table-row>
        <table:table-row table:style-name="ro1">
          <table:table-cell office:value-type="float" office:value="44927" table:style-name="ce1">
            <text:p>44927</text:p>
          </table:table-cell>
          <table:table-cell office:value-type="float" office:value="45061" table:style-name="ce1">
            <text:p>45061</text:p>
          </table:table-cell>
          <table:table-cell table:number-columns-repeated="4" table:style-name="ce2"/>
          <table:table-cell office:value-type="string" table:style-name="ce2">
            <text:p>3. Calculate the difference between the Start Date (Column A) and End Date (Column B) for each row using DATEDIF()</text:p>
          </table:table-cell>
          <table:table-cell table:number-columns-repeated="16377"/>
        </table:table-row>
        <table:table-row table:style-name="ro1">
          <table:table-cell office:value-type="float" office:value="45050" table:style-name="ce1">
            <text:p>45050</text:p>
          </table:table-cell>
          <table:table-cell office:value-type="float" office:value="45415" table:style-name="ce1">
            <text:p>45415</text:p>
          </table:table-cell>
          <table:table-cell table:number-columns-repeated="4" table:style-name="ce2"/>
          <table:table-cell office:value-type="string" table:style-name="ce2">
            <text:p>4. Calculate the number of working days between the Start Date and End Date for each row using NETWORKDAYS()</text:p>
          </table:table-cell>
          <table:table-cell table:number-columns-repeated="16377"/>
        </table:table-row>
        <table:table-row table:style-name="ro1">
          <table:table-cell office:value-type="float" office:value="44601" table:style-name="ce1">
            <text:p>44601</text:p>
          </table:table-cell>
          <table:table-cell office:value-type="float" office:value="44839" table:style-name="ce1">
            <text:p>44839</text:p>
          </table:table-cell>
          <table:table-cell table:number-columns-repeated="4" table:style-name="ce2"/>
          <table:table-cell office:value-type="string" table:style-name="ce2">
            <text:p>5. Use the Year, Month, and Day columns (C, D, and E) to create a full date using the DATE() function: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2"/>
          <table:table-cell table:number-columns-repeated="16377"/>
        </table:table-row>
        <table:table-row table:style-name="ro1">
          <table:table-cell office:value-type="string" table:style-name="ce1">
            <text:p>Output</text:p>
          </table:table-cell>
          <table:table-cell table:style-name="ce1"/>
          <table:table-cell table:number-columns-repeated="5" table:style-name="ce2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2"/>
          <table:table-cell table:number-columns-repeated="16377"/>
        </table:table-row>
        <table:table-row table:style-name="ro1">
          <table:table-cell office:value-type="string" table:style-name="ce1">
            <text:p>Current Date</text:p>
          </table:table-cell>
          <table:table-cell office:value-type="string" table:style-name="ce1">
            <text:p>Year (Start Date)</text:p>
          </table:table-cell>
          <table:table-cell office:value-type="string" table:style-name="ce2">
            <text:p>Month (Start Date)</text:p>
          </table:table-cell>
          <table:table-cell office:value-type="string" table:style-name="ce2">
            <text:p>Day (Start Date)</text:p>
          </table:table-cell>
          <table:table-cell office:value-type="string" table:style-name="ce2">
            <text:p>Data Difference</text:p>
          </table:table-cell>
          <table:table-cell office:value-type="string" table:style-name="ce2">
            <text:p>No. Working Days</text:p>
          </table:table-cell>
          <table:table-cell office:value-type="string" table:style-name="ce2">
            <text:p>Full Date (Start Date)</text:p>
          </table:table-cell>
          <table:table-cell table:number-columns-repeated="16377"/>
        </table:table-row>
        <table:table-row table:number-rows-repeated="6" table:style-name="ro1">
          <table:table-cell table:number-columns-repeated="2" table:style-name="ce1"/>
          <table:table-cell table:number-columns-repeated="5" table:style-name="ce2"/>
          <table:table-cell table:number-columns-repeated="16377"/>
        </table:table-row>
        <table:table-row table:number-rows-repeated="984" table:style-name="ro1">
          <table:table-cell table:number-columns-repeated="2"/>
          <table:table-cell table:number-columns-repeated="5" table:style-name="ce2"/>
          <table:table-cell table:number-columns-repeated="16377"/>
        </table:table-row>
        <table:table-row table:number-rows-repeated="1047576" table:style-name="ro1">
          <table:table-cell table:number-columns-repeated="16384"/>
        </table:table-row>
      </table:table>
      <table:table table:name="Part_1_-_String_and_Text_Functi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6" table:number-columns-repeated="2" table:default-cell-style-name="ce1"/>
        <table:table-column table:style-name="co8" table:number-columns-repeated="14" table:default-cell-style-name="ce1"/>
        <table:table-column table:style-name="co9" table:number-columns-repeated="16361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 table:style-name="ce2"/>
          <table:table-cell table:style-name="ce1"/>
          <table:table-cell office:value-type="string" table:style-name="ce2">
            <text:p>1. Extract the first 3 letters of the product code.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irst Name</text:p>
          </table:table-cell>
          <table:table-cell office:value-type="string" table:style-name="ce3">
            <text:p>Last Name</text:p>
          </table:table-cell>
          <table:table-cell office:value-type="string" table:style-name="ce3">
            <text:p>Address</text:p>
          </table:table-cell>
          <table:table-cell office:value-type="string" table:style-name="ce3">
            <text:p>Product Code</text:p>
          </table:table-cell>
          <table:table-cell table:style-name="ce2"/>
          <table:table-cell table:style-name="ce1"/>
          <table:table-cell office:value-type="string" table:style-name="ce2">
            <text:p>2. Combine the first name and last name into a full nam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John</text:p>
          </table:table-cell>
          <table:table-cell office:value-type="string" table:style-name="ce2">
            <text:p>Smith</text:p>
          </table:table-cell>
          <table:table-cell office:value-type="string" table:style-name="ce2">
            <text:p>1234 Main St.</text:p>
          </table:table-cell>
          <table:table-cell office:value-type="string" table:style-name="ce2">
            <text:p>prdct-123</text:p>
          </table:table-cell>
          <table:table-cell table:style-name="ce2"/>
          <table:table-cell table:style-name="ce1"/>
          <table:table-cell office:value-type="string" table:style-name="ce2">
            <text:p>3. Clean up any extra spaces in the addresses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arah</text:p>
          </table:table-cell>
          <table:table-cell office:value-type="string" table:style-name="ce2">
            <text:p>O'Connor</text:p>
          </table:table-cell>
          <table:table-cell office:value-type="string" table:style-name="ce2">
            <text:p>4567 Elm Rd.</text:p>
          </table:table-cell>
          <table:table-cell office:value-type="string" table:style-name="ce2">
            <text:p>prod-9876</text:p>
          </table:table-cell>
          <table:table-cell table:style-name="ce2"/>
          <table:table-cell table:style-name="ce1"/>
          <table:table-cell office:value-type="string" table:style-name="ce2">
            <text:p>4. Convert all the product codes to uppercas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Michael</text:p>
          </table:table-cell>
          <table:table-cell office:value-type="string" table:style-name="ce2">
            <text:p>Johnson</text:p>
          </table:table-cell>
          <table:table-cell office:value-type="string" table:style-name="ce2">
            <text:p>78 Pine Ave.</text:p>
          </table:table-cell>
          <table:table-cell office:value-type="string" table:style-name="ce2">
            <text:p>pdt-456</text:p>
          </table:table-cell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2">
            <text:p>Emily</text:p>
          </table:table-cell>
          <table:table-cell office:value-type="string" table:style-name="ce2">
            <text:p>Davis</text:p>
          </table:table-cell>
          <table:table-cell office:value-type="string" table:style-name="ce2">
            <text:p>23 Cedar Ln</text:p>
          </table:table-cell>
          <table:table-cell office:value-type="string" table:style-name="ce2">
            <text:p>prd-12890</text:p>
          </table:table-cell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2">
            <text:p>William</text:p>
          </table:table-cell>
          <table:table-cell office:value-type="string" table:style-name="ce2">
            <text:p>Lee</text:p>
          </table:table-cell>
          <table:table-cell office:value-type="string" table:style-name="ce2">
            <text:p>9 Maple St.</text:p>
          </table:table-cell>
          <table:table-cell office:value-type="string" table:style-name="ce2">
            <text:p>prdt-9821</text:p>
          </table:table-cell>
          <table:table-cell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table:number-columns-repeated="5"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2">
            <text:p>Output</text:p>
          </table:table-cell>
          <table:table-cell table:number-columns-repeated="4"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table:number-columns-repeated="5" table:style-name="ce2"/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table:style-name="ce3">
            <text:p>Full Name (CONCATENATE)</text:p>
          </table:table-cell>
          <table:table-cell office:value-type="string" table:style-name="ce3">
            <text:p>Address (TRIM)</text:p>
          </table:table-cell>
          <table:table-cell office:value-type="string" table:style-name="ce3">
            <text:p>Product Code (LEFT)</text:p>
          </table:table-cell>
          <table:table-cell office:value-type="string" table:style-name="ce3">
            <text:p>Product Code (RIGHT)</text:p>
          </table:table-cell>
          <table:table-cell office:value-type="string" table:style-name="ce3">
            <text:p>Product Code (UPPER)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office:string-value="John Smith" table:formula="of:=CONCATENATE([.A4];&quot; &quot;;[.B4])" table:style-name="ce2">
            <text:p>John Smith</text:p>
          </table:table-cell>
          <table:table-cell office:value-type="string" office:string-value="1234 Main St." table:formula="of:=TRIM([.C4])" table:style-name="ce2">
            <text:p>1234 Main St.</text:p>
          </table:table-cell>
          <table:table-cell office:value-type="string" office:string-value="prd" table:formula="of:=LEFT([.D4];3)" table:style-name="ce2">
            <text:p>prd</text:p>
          </table:table-cell>
          <table:table-cell office:value-type="string" office:string-value="123" table:formula="of:=RIGHT([.D4];3)" table:style-name="ce2">
            <text:p>123</text:p>
          </table:table-cell>
          <table:table-cell office:value-type="string" office:string-value="PRDCT-123" table:formula="of:=UPPER([.D4])" table:style-name="ce2">
            <text:p>PRDCT-123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office:string-value="Sarah O'Connor" table:formula="of:=CONCATENATE([.A5];&quot; &quot;;[.B5])" table:style-name="ce2">
            <text:p>Sarah O'Connor</text:p>
          </table:table-cell>
          <table:table-cell office:value-type="string" office:string-value="4567 Elm Rd." table:formula="of:=TRIM([.C5])" table:style-name="ce2">
            <text:p>4567 Elm Rd.</text:p>
          </table:table-cell>
          <table:table-cell office:value-type="string" office:string-value="pro" table:formula="of:=LEFT([.D5];3)" table:style-name="ce2">
            <text:p>pro</text:p>
          </table:table-cell>
          <table:table-cell office:value-type="string" office:string-value="876" table:formula="of:=RIGHT([.D5];3)" table:style-name="ce2">
            <text:p>876</text:p>
          </table:table-cell>
          <table:table-cell office:value-type="string" office:string-value="PROD-9876" table:formula="of:=UPPER([.D5])" table:style-name="ce2">
            <text:p>PROD-9876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office:string-value="Michael Johnson" table:formula="of:=CONCATENATE([.A6];&quot; &quot;;[.B6])" table:style-name="ce2">
            <text:p>Michael Johnson</text:p>
          </table:table-cell>
          <table:table-cell office:value-type="string" office:string-value="78 Pine Ave." table:formula="of:=TRIM([.C6])" table:style-name="ce2">
            <text:p>78 Pine Ave.</text:p>
          </table:table-cell>
          <table:table-cell office:value-type="string" office:string-value="pdt" table:formula="of:=LEFT([.D6];3)" table:style-name="ce2">
            <text:p>pdt</text:p>
          </table:table-cell>
          <table:table-cell office:value-type="string" office:string-value="456" table:formula="of:=RIGHT([.D6];3)" table:style-name="ce2">
            <text:p>456</text:p>
          </table:table-cell>
          <table:table-cell office:value-type="string" office:string-value="PDT-456" table:formula="of:=UPPER([.D6])" table:style-name="ce2">
            <text:p>PDT-456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office:string-value="Emily Davis" table:formula="of:=CONCATENATE([.A7];&quot; &quot;;[.B7])" table:style-name="ce2">
            <text:p>Emily Davis</text:p>
          </table:table-cell>
          <table:table-cell office:value-type="string" office:string-value="23 Cedar Ln" table:formula="of:=TRIM([.C7])" table:style-name="ce2">
            <text:p>23 Cedar Ln</text:p>
          </table:table-cell>
          <table:table-cell office:value-type="string" office:string-value="prd" table:formula="of:=LEFT([.D7];3)" table:style-name="ce2">
            <text:p>prd</text:p>
          </table:table-cell>
          <table:table-cell office:value-type="string" office:string-value="890" table:formula="of:=RIGHT([.D7];3)" table:style-name="ce2">
            <text:p>890</text:p>
          </table:table-cell>
          <table:table-cell office:value-type="string" office:string-value="PRD-12890" table:formula="of:=UPPER([.D7])" table:style-name="ce2">
            <text:p>PRD-12890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1">
          <table:table-cell office:value-type="string" office:string-value="William Lee" table:formula="of:=CONCATENATE([.A8];&quot; &quot;;[.B8])" table:style-name="ce2">
            <text:p>William Lee</text:p>
          </table:table-cell>
          <table:table-cell office:value-type="string" office:string-value="9 Maple St." table:formula="of:=TRIM([.C8])" table:style-name="ce2">
            <text:p>9 Maple St.</text:p>
          </table:table-cell>
          <table:table-cell office:value-type="string" office:string-value="prd" table:formula="of:=LEFT([.D8];3)" table:style-name="ce2">
            <text:p>prd</text:p>
          </table:table-cell>
          <table:table-cell office:value-type="string" office:string-value="821" table:formula="of:=RIGHT([.D8];3)" table:style-name="ce2">
            <text:p>821</text:p>
          </table:table-cell>
          <table:table-cell office:value-type="string" office:string-value="PRDT-9821" table:formula="of:=UPPER([.D8])" table:style-name="ce2">
            <text:p>PRDT-9821</text:p>
          </table:table-cell>
          <table:table-cell table:style-name="ce1"/>
          <table:table-cell table:style-name="ce2"/>
          <table:table-cell table:number-columns-repeated="16377"/>
        </table:table-row>
        <table:table-row table:number-rows-repeated="983" table:style-name="ro1">
          <table:table-cell table:number-columns-repeated="5"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1047576" table:style-name="ro1">
          <table:table-cell table:number-columns-repeated="16384"/>
        </table:table-row>
      </table:table>
      <table:table table:name="Sheet1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Part_3_Conversion_Functions.A2:Part_3_Conversion_Functions.Z1000" table:name="Part_3_Conversion_Functions" table:contains-header="false" table:on-update-keep-size="false" table:on-update-keep-styles="true" table:refresh-delay="false">
          <table:database-source-sql table:database-name="Provider=Microsoft.Mashup.OleDb.1;Data Source=$Workbook$;Location=&quot;Part 3 Conversion Functions&quot;;Extended Properties=&quot;&quot;" table:sql-statement="SELECT * FROM [Part 3 Conversion Functions]"/>
        </table:database-range>
        <table:database-range table:target-range-address="Part_2_-_Date_Functions.A2:Part_2_-_Date_Functions.I1000" table:name="Part_2___Date_Functions" table:contains-header="false" table:on-update-keep-size="false" table:on-update-keep-styles="true" table:refresh-delay="false">
          <table:database-source-sql table:database-name="Provider=Microsoft.Mashup.OleDb.1;Data Source=$Workbook$;Location=&quot;Part 2 - Date Functions&quot;;Extended Properties=&quot;&quot;" table:sql-statement="SELECT * FROM [Part 2 - Date Functions]"/>
        </table:database-range>
        <table:database-range table:target-range-address="Part_1_-_String_and_Text_Functi.A2:Part_1_-_String_and_Text_Functi.W1000" table:name="Part_1___String_and_Text_Functi" table:contains-header="false" table:on-update-keep-size="false" table:on-update-keep-styles="true" table:refresh-delay="false">
          <table:database-source-sql table:database-name="Provider=Microsoft.Mashup.OleDb.1;Data Source=$Workbook$;Location=&quot;Part 1 - String and Text Functi&quot;;Extended Properties=&quot;&quot;" table:sql-statement="SELECT * FROM [Part 1 - String and Text Functi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Carlos Owusu</meta:initial-creator>
    <dc:creator>Carlos Owusu</dc:creator>
    <meta:creation-date>2025-02-07T16:48:22Z</meta:creation-date>
    <dc:date>2025-02-07T17:09:35Z</dc:date>
  </office:meta>
</office:document-meta>
</file>